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roid Sans Fallback" officeooo:rsid="0013635b" officeooo:paragraph-rsid="0013635b"/>
    </style:style>
    <style:style style:name="P2" style:family="paragraph" style:parent-style-name="Standard">
      <style:text-properties style:font-name="Droid Sans Fallback" officeooo:rsid="001672d3" officeooo:paragraph-rsid="001672d3"/>
    </style:style>
    <style:style style:name="P3" style:family="paragraph" style:parent-style-name="Standard">
      <style:text-properties style:font-name="Droid Sans Fallback" fo:font-weight="normal" officeooo:rsid="00180832" officeooo:paragraph-rsid="00180832" style:font-weight-asian="normal" style:font-weight-complex="normal"/>
    </style:style>
    <style:style style:name="P4" style:family="paragraph" style:parent-style-name="Standard">
      <style:text-properties style:font-name="Droid Sans Fallback" fo:font-weight="normal" officeooo:rsid="001a6100" officeooo:paragraph-rsid="001a6100" style:font-weight-asian="normal" style:font-weight-complex="normal"/>
    </style:style>
    <style:style style:name="P5" style:family="paragraph" style:parent-style-name="Standard">
      <style:text-properties style:font-name="Droid Sans Fallback" fo:font-weight="normal" officeooo:rsid="001bdd5a" officeooo:paragraph-rsid="001bdd5a" style:font-weight-asian="normal" style:font-weight-complex="normal"/>
    </style:style>
    <style:style style:name="P6" style:family="paragraph" style:parent-style-name="Standard">
      <style:text-properties style:font-name="Droid Sans Fallback" officeooo:rsid="001bdd5a" officeooo:paragraph-rsid="001bdd5a"/>
    </style:style>
    <style:style style:name="P7" style:family="paragraph" style:parent-style-name="Standard">
      <style:text-properties style:font-name="Droid Sans Fallback" officeooo:rsid="001db103" officeooo:paragraph-rsid="001db103"/>
    </style:style>
    <style:style style:name="P8" style:family="paragraph" style:parent-style-name="Standard">
      <style:text-properties style:font-name="Droid Sans Fallback" officeooo:rsid="001f0b4b" officeooo:paragraph-rsid="001f0b4b"/>
    </style:style>
    <style:style style:name="P9" style:family="paragraph" style:parent-style-name="Standard">
      <style:paragraph-properties style:line-height-at-least="0.503cm"/>
      <style:text-properties fo:color="#d4d4d4" fo:background-color="#1e1e1e"/>
    </style:style>
    <style:style style:name="P10" style:family="paragraph" style:parent-style-name="Standard">
      <style:text-properties fo:color="#d4d4d4" style:font-name="Droid Sans Fallback" officeooo:rsid="0013635b" officeooo:paragraph-rsid="0013635b" fo:background-color="#1e1e1e"/>
    </style:style>
    <style:style style:name="P11" style:family="paragraph" style:parent-style-name="Standard">
      <style:text-properties fo:color="#d4d4d4" style:font-name="Droid Sans Fallback" officeooo:rsid="001db103" officeooo:paragraph-rsid="001db103" fo:background-color="#1e1e1e"/>
    </style:style>
    <style:style style:name="P12" style:family="paragraph" style:parent-style-name="Standard">
      <style:text-properties fo:color="#d4d4d4" style:font-name="Droid Sans Mono" fo:font-size="10.5pt" fo:font-weight="normal" officeooo:rsid="00148ce4" officeooo:paragraph-rsid="00148ce4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rsid="00180832" officeooo:paragraph-rsid="00180832" fo:background-color="#1e1e1e" style:font-weight-asian="normal" style:font-weight-complex="normal"/>
    </style:style>
    <style:style style:name="P14" style:family="paragraph" style:parent-style-name="Standard">
      <style:text-properties fo:color="#d4d4d4" style:font-name="Droid Sans Mono" fo:font-size="10.5pt" fo:font-weight="normal" officeooo:rsid="001a6100" officeooo:paragraph-rsid="001a6100" fo:background-color="#1e1e1e" style:font-weight-asian="normal" style:font-weight-complex="normal"/>
    </style:style>
    <style:style style:name="P15" style:family="paragraph" style:parent-style-name="Standard">
      <style:text-properties fo:color="#d4d4d4" style:font-name="Droid Sans Mono" fo:font-size="10.5pt" fo:font-weight="normal" officeooo:rsid="001bdd5a" officeooo:paragraph-rsid="001bdd5a" fo:background-color="#1e1e1e" style:font-weight-asian="normal" style:font-weight-complex="normal"/>
    </style:style>
    <style:style style:name="P16" style:family="paragraph" style:parent-style-name="Standard">
      <style:text-properties fo:color="#d4d4d4" style:font-name="Droid Sans Mono" fo:font-size="10.5pt" fo:font-weight="normal" officeooo:rsid="001db103" officeooo:paragraph-rsid="001db103" fo:background-color="#1e1e1e"/>
    </style:style>
    <style:style style:name="P17" style:family="paragraph" style:parent-style-name="Standard">
      <style:paragraph-properties style:line-height-at-least="0.503cm"/>
      <style:text-properties fo:color="#608b4e" fo:background-color="#1e1e1e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Text_20_body">
      <style:text-properties style:font-name="Droid Sans Fallback" officeooo:rsid="00148ce4" officeooo:paragraph-rsid="00148ce4"/>
    </style:style>
    <style:style style:name="P20" style:family="paragraph" style:parent-style-name="Text_20_body">
      <style:text-properties style:font-name="Droid Sans Fallback" officeooo:rsid="00157f3c" officeooo:paragraph-rsid="00157f3c"/>
    </style:style>
    <style:style style:name="P21" style:family="paragraph" style:parent-style-name="Text_20_body">
      <style:text-properties style:font-name="Droid Sans Fallback" officeooo:rsid="001672d3" officeooo:paragraph-rsid="001672d3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fo:color="#569cd6"/>
    </style:style>
    <style:style style:name="T3" style:family="text">
      <style:text-properties fo:color="#569cd6" style:font-name="Droid Sans Mono" fo:font-size="10.5pt" fo:font-weight="normal"/>
    </style:style>
    <style:style style:name="T4" style:family="text">
      <style:text-properties fo:color="#4ec9b0"/>
    </style:style>
    <style:style style:name="T5" style:family="text">
      <style:text-properties fo:color="#4ec9b0" style:font-name="Droid Sans Mono" fo:font-size="10.5pt" fo:font-weight="normal"/>
    </style:style>
    <style:style style:name="T6" style:family="text">
      <style:text-properties fo:color="#608b4e" style:font-name="Droid Sans Mono" fo:font-size="10.5pt" fo:font-weight="normal"/>
    </style:style>
    <style:style style:name="T7" style:family="text">
      <style:text-properties fo:color="#dcdcaa"/>
    </style:style>
    <style:style style:name="T8" style:family="text">
      <style:text-properties fo:color="#dcdcaa" style:font-name="Droid Sans Mono" fo:font-size="10.5pt" fo:font-weight="normal"/>
    </style:style>
    <style:style style:name="T9" style:family="text">
      <style:text-properties fo:color="#9cdcfe"/>
    </style:style>
    <style:style style:name="T10" style:family="text">
      <style:text-properties officeooo:rsid="00180832"/>
    </style:style>
    <style:style style:name="T11" style:family="text">
      <style:text-properties fo:font-weight="bold" officeooo:rsid="00180832" style:font-weight-asian="bold" style:font-weight-complex="bold"/>
    </style:style>
    <style:style style:name="T12" style:family="text">
      <style:text-properties officeooo:rsid="001f0b4b"/>
    </style:style>
    <style:style style:name="T13" style:family="text">
      <style:text-properties fo:color="#c586c0" style:font-name="Droid Sans Mono" fo:font-size="10.5pt" fo:font-weight="normal"/>
    </style:style>
    <style:style style:name="T14" style:family="text">
      <style:text-properties fo:color="#b5cea8" style:font-name="Droid Sans Mono" fo:font-size="10.5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to the structs:</text:p>
      <text:p text:style-name="P1"/>
      <text:p text:style-name="P1">We are only passing in two structures. If we change these to definite primitive structures, it can work. </text:p>
      <text:p text:style-name="P1"/>
      <text:p text:style-name="P1">1. agentsBuffer</text:p>
      <text:p text:style-name="P1">agentsBuffer is a copy of the agents_ array. What is it?</text:p>
      <text:p text:style-name="P1"/>
      <text:p text:style-name="P1">It is of type Agent:</text:p>
      <text:p text:style-name="P10">    <text:span text:style-name="T3">struct</text:span><text:span text:style-name="T1"> </text:span><text:span text:style-name="T5">Agent</text:span><text:span text:style-name="T1"> {</text:span></text:p>
      <text:p text:style-name="P18"/>
      <text:p text:style-name="P9">    <text:span text:style-name="T3">private:</text:span></text:p>
      <text:p text:style-name="P9">        <text:span text:style-name="T6">/**</text:span></text:p>
      <text:p text:style-name="P17">         <text:span text:style-name="T1">* \brief      Constructs an agent instance.</text:span></text:p>
      <text:p text:style-name="P17">         <text:span text:style-name="T1">* \param      sim             The simulator instance.</text:span></text:p>
      <text:p text:style-name="P17">         <text:span text:style-name="T1">*/</text:span></text:p>
      <text:p text:style-name="P9">        <text:span text:style-name="T3">explicit</text:span><text:span text:style-name="T1"> </text:span><text:span text:style-name="T8">Agent</text:span><text:span text:style-name="T1">(RVOSimulator *sim);</text:span></text:p>
      <text:p text:style-name="P18"/>
      <text:p text:style-name="P9">        <text:span text:style-name="T6">/**</text:span></text:p>
      <text:p text:style-name="P17">         <text:span text:style-name="T1">* \brief      Computes the neighbors of this agent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computeNeighbors</text:span><text:span text:style-name="T1">();</text:span></text:p>
      <text:p text:style-name="P18"/>
      <text:p text:style-name="P9">        <text:span text:style-name="T6">/**</text:span></text:p>
      <text:p text:style-name="P17">         <text:span text:style-name="T1">* \brief      Computes the new velocity of this agent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computeNewVelocity</text:span><text:span text:style-name="T1">();</text:span></text:p>
      <text:p text:style-name="P18"/>
      <text:p text:style-name="P9">        <text:span text:style-name="T6">/**</text:span></text:p>
      <text:p text:style-name="P17">         <text:span text:style-name="T1">* \brief      Inserts an agent neighbor into the set of neighbors of</text:span></text:p>
      <text:p text:style-name="P17">         <text:span text:style-name="T1">*             this agent.</text:span></text:p>
      <text:p text:style-name="P17">         <text:span text:style-name="T1">* \param      agent           A pointer to the agent to be inserted.</text:span></text:p>
      <text:p text:style-name="P17">         <text:span text:style-name="T1">* \param      rangeSq         The squared range around this agent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insertAgentNeighbor</text:span><text:span text:style-name="T1">(</text:span><text:span text:style-name="T3">const</text:span><text:span text:style-name="T1"> Agent *agent, </text:span><text:span text:style-name="T3">float</text:span><text:span text:style-name="T1"> &amp;rangeSq);</text:span></text:p>
      <text:p text:style-name="P18"/>
      <text:p text:style-name="P9">        <text:span text:style-name="T6">/**</text:span></text:p>
      <text:p text:style-name="P17">         <text:span text:style-name="T1">* \brief      Inserts a static obstacle neighbor into the set of neighbors</text:span></text:p>
      <text:p text:style-name="P17">         <text:span text:style-name="T1">*             of this agent.</text:span></text:p>
      <text:p text:style-name="P17">         <text:span text:style-name="T1">* \param      obstacle        The number of the static obstacle to be</text:span></text:p>
      <text:p text:style-name="P17">         <text:span text:style-name="T1">*                             inserted.</text:span></text:p>
      <text:p text:style-name="P17">         <text:span text:style-name="T1">* \param      rangeSq         The squared range around this agent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insertObstacleNeighbor</text:span><text:span text:style-name="T1">(</text:span><text:span text:style-name="T3">const</text:span><text:span text:style-name="T1"> Obstacle *obstacle, </text:span><text:span text:style-name="T3">float</text:span><text:span text:style-name="T1"> rangeSq);</text:span></text:p>
      <text:p text:style-name="P18"/>
      <text:p text:style-name="P9">        <text:span text:style-name="T6">/**</text:span></text:p>
      <text:p text:style-name="P17">         <text:span text:style-name="T1">* \brief      Updates the two-dimensional position and two-dimensional</text:span></text:p>
      <text:p text:style-name="P17">         <text:span text:style-name="T1">*             velocity of this agent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update</text:span><text:span text:style-name="T1">();</text:span></text:p>
      <text:p text:style-name="P18"><text:soft-page-break/></text:p>
      <text:p text:style-name="P9">        </text:p>
      <text:p text:style-name="P9">        <text:span text:style-name="T6">/**</text:span></text:p>
      <text:p text:style-name="P17">         <text:span text:style-name="T1">* \brief      Allocates buffers for neighbors and ORCA lines in advance</text:span></text:p>
      <text:p text:style-name="P17">         <text:span text:style-name="T1">*             to be used in kernel without need of allocation by demand.</text:span></text:p>
      <text:p text:style-name="P17">         <text:span text:style-name="T1">*             This needs more memory allocated in advance but avoids</text:span></text:p>
      <text:p text:style-name="P17">         <text:span text:style-name="T1">*             dynamic allocations inside the kernel which is not an easy task</text:span></text:p>
      <text:p text:style-name="P17">         <text:span text:style-name="T1">*             even with using OpenCL 2.0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allocateBuffers</text:span><text:span text:style-name="T1"> (SVMAllocator* svmallocator);</text:span></text:p>
      <text:p text:style-name="P18"/>
      <text:p text:style-name="P9">        <text:span text:style-name="T1">AgentNeighbor* agentNeighbors_;</text:span></text:p>
      <text:p text:style-name="P9">        <text:span text:style-name="T1">cl_uint numAgentNeighbors_; </text:span><text:span text:style-name="T6">// number of filled elements in agentNeighbors</text:span></text:p>
      <text:p text:style-name="P9">        <text:span text:style-name="T1">cl_uint maxNeighbors_;</text:span></text:p>
      <text:p text:style-name="P9">        <text:span text:style-name="T1">cl_float maxSpeed_;</text:span></text:p>
      <text:p text:style-name="P9">        <text:span text:style-name="T1">cl_float neighborDist_;</text:span></text:p>
      <text:p text:style-name="P9">        <text:span text:style-name="T1">Vector2 newVelocity_;</text:span></text:p>
      <text:p text:style-name="P9">        <text:span text:style-name="T1">ObstacleNeighbor* obstacleNeighbors_;</text:span></text:p>
      <text:p text:style-name="P9">        <text:span text:style-name="T1">cl_uint numObstacleNeighbors_; </text:span><text:span text:style-name="T6">// number of filled elements in agentNeighbors</text:span></text:p>
      <text:p text:style-name="P9">        <text:span text:style-name="T1">cl_uint maxObstacleNeighbors_;  </text:span><text:span text:style-name="T6">// number of allocated positions in obstacleNeighbors, can be increased dynamically</text:span></text:p>
      <text:p text:style-name="P9">        <text:span text:style-name="T1">Line* orcaLines_;</text:span></text:p>
      <text:p text:style-name="P9">        <text:span text:style-name="T1">cl_uint numOrcaLines_;</text:span></text:p>
      <text:p text:style-name="P9">        <text:span text:style-name="T1">Line* projLines_;   </text:span><text:span text:style-name="T6">// used as a scratch buffer for calling linearProgram3</text:span></text:p>
      <text:p text:style-name="P9">        <text:span text:style-name="T1">Vector2 position_;</text:span></text:p>
      <text:p text:style-name="P9">        <text:span text:style-name="T1">Vector2 prefVelocity_;</text:span></text:p>
      <text:p text:style-name="P9">        <text:span text:style-name="T1">cl_float radius_;</text:span></text:p>
      <text:p text:style-name="P9">        <text:span text:style-name="T1">RVOSimulator *sim_;</text:span></text:p>
      <text:p text:style-name="P9">        <text:span text:style-name="T1">cl_float timeHorizon_;</text:span></text:p>
      <text:p text:style-name="P9">        <text:span text:style-name="T1">cl_float timeHorizonObst_;</text:span></text:p>
      <text:p text:style-name="P9">        <text:span text:style-name="T1">Vector2 velocity_;</text:span></text:p>
      <text:p text:style-name="P18"/>
      <text:p text:style-name="P9">        <text:span text:style-name="T1">cl_uint id_;</text:span></text:p>
      <text:p text:style-name="P18"/>
      <text:p text:style-name="P9">        <text:span text:style-name="T3">friend</text:span><text:span text:style-name="T1"> </text:span><text:span text:style-name="T3">class</text:span><text:span text:style-name="T1"> </text:span><text:span text:style-name="T5">KdTree</text:span><text:span text:style-name="T1">;</text:span></text:p>
      <text:p text:style-name="P9">        <text:span text:style-name="T3">friend</text:span><text:span text:style-name="T1"> </text:span><text:span text:style-name="T3">class</text:span><text:span text:style-name="T1"> </text:span><text:span text:style-name="T5">RVOSimulator</text:span><text:span text:style-name="T1">;</text:span></text:p>
      <text:p text:style-name="P9">    <text:span text:style-name="T1">};</text:span></text:p>
      <text:p text:style-name="P9"><text:span text:style-name="T1"/></text:p>
      <text:p text:style-name="P19">The problem is here:</text:p>
      <text:p text:style-name="P12">thisAgent-&gt;<text:span text:style-name="T9">agentNeighbors_</text:span>[thisAgent-&gt;<text:span text:style-name="T9">numAgentNeighbors_</text:span>].<text:span text:style-name="T9">first</text:span> = distSq;</text:p>
      <text:p text:style-name="P19"/>
      <text:p text:style-name="P19">Basically agentNeighbors_ is an array that describes the neighbors of an agent. It contains the distance, and also the pointer to the neighbor. </text:p>
      <text:p text:style-name="P19">Two options:</text:p>
      <text:p text:style-name="P19">Calculate on the fly (dont store), or allocate a large 2D buffer. Or do I need to send it back? Could keep it on kernel.</text:p>
      <text:p text:style-name="P20"><text:soft-page-break/>The agentNeighbor array’s size is predetermined based on maxNeighbors (inefficient, but fast). Since we know its fixed, we can send it over also.</text:p>
      <text:p text:style-name="P21">So change: we make a new buffer of size agent size * max neighborsize</text:p>
      <text:p text:style-name="P21">since agent size is fixed. Then we send over the initial states and keep it on the kernel (not sync’d).</text:p>
      <text:p text:style-name="P2">ObstacleNeighbor is not implemented in this opencl demo.</text:p>
      <text:p text:style-name="P2"/>
      <text:p text:style-name="P2">Next problem is the Line* orcaLines buffer.</text:p>
      <text:p text:style-name="P2"/>
      <text:p text:style-name="P2">So next it calls linearP<text:span text:style-name="T10">rogram2, and returns the number of the line it fails on (if it does). If this is the case, it calls linearProgram3, which does another pass to correct the failure </text:span><text:span text:style-name="T11">(how does it do this??).</text:span></text:p>
      <text:p text:style-name="P2"><text:span text:style-name="T11"/></text:p>
      <text:p text:style-name="P13"><text:span text:style-name="T4">uint</text:span> <text:span text:style-name="T7">linearProgram2</text:span>(<text:span text:style-name="T2">const</text:span> __global Line* lines, <text:span text:style-name="T4">uint</text:span> numLines, <text:span text:style-name="T2">float</text:span> radius, <text:span text:style-name="T2">const</text:span> Vector2 optVelocity, <text:span text:style-name="T2">bool</text:span> directionOpt, __global Vector2 *result)</text:p>
      <text:p text:style-name="P3"/>
      <text:p text:style-name="P4">called by</text:p>
      <text:p text:style-name="P4"/>
      <text:p text:style-name="P14"><text:span text:style-name="T4">uint</text:span> lineFail = <text:span text:style-name="T7">linearProgram2</text:span>(agent-&gt;<text:span text:style-name="T9">orcaLines_</text:span>, agent-&gt;<text:span text:style-name="T9">numOrcaLines_</text:span>, agent-&gt;<text:span text:style-name="T9">maxSpeed_</text:span>, agent-&gt;<text:span text:style-name="T9">prefVelocity_</text:span>, <text:span text:style-name="T2">false</text:span>, &amp;agent-&gt;<text:span text:style-name="T9">newVelocity_</text:span>);</text:p>
      <text:p text:style-name="P4"/>
      <text:p text:style-name="P5">orcaLines_ is a pointer structure (agent points to the start of an array) and needs to be passed explicitly.</text:p>
      <text:p text:style-name="P5"/>
      <text:p text:style-name="P5">OrcaLines_ is initialized as such:</text:p>
      <text:p text:style-name="P15">orcaLines_ = <text:span text:style-name="T7">new</text:span> (svmAllocator-&gt;<text:span text:style-name="T7">allocate</text:span>(sizeof(Line)*numOrcaLines)) Line[numOrcaLines];</text:p>
      <text:p text:style-name="P5"/>
      <text:p text:style-name="P6">In other words, exactly like the agentNeighbors array, it is defined based on max parameters. So we can deal with it exactly like before.</text:p>
      <text:p text:style-name="P6"/>
      <text:p text:style-name="P7">Now, when this fails, it calls this:</text:p>
      <text:p text:style-name="P16"><text:span text:style-name="T7">linearProgram3</text:span>(agent-&gt;<text:span text:style-name="T9">orcaLines_</text:span>, agent-&gt;<text:span text:style-name="T9">numOrcaLines_</text:span>, numObstLines, lineFail, agent-&gt;<text:span text:style-name="T9">maxSpeed_</text:span>, &amp;agent-&gt;<text:span text:style-name="T9">newVelocity_</text:span>, agent-&gt;<text:span text:style-name="T9">projLines_</text:span>);</text:p>
      <text:p text:style-name="P7"/>
      <text:p text:style-name="P7">Note that projLines_ is also a array that needs to be defined. However, we note that the Agent.h file states that this array is only a scratch buffer. Indeed, we can see <text:span text:style-name="T12">that at the beginning of linearProgram3, we copy all of orcaLines into projLines.</text:span></text:p>
      <text:p text:style-name="P11">            <text:span text:style-name="T13">for</text:span><text:span text:style-name="T1">(</text:span><text:span text:style-name="T5">uint</text:span><text:span text:style-name="T1"> k = </text:span><text:span text:style-name="T14">0</text:span><text:span text:style-name="T1">; k &lt; numObstLines; ++k)</text:span></text:p>
      <text:p text:style-name="P9">            <text:span text:style-name="T1">{</text:span></text:p>
      <text:p text:style-name="P9">                <text:span text:style-name="T1">projLines[orcaBias + k] = lines[orcaBias + k];</text:span></text:p>
      <text:p text:style-name="P9">            <text:span text:style-name="T1">}</text:span></text:p>
      <text:p text:style-name="P8"/>
      <text:p text:style-name="P8">so lets just make a new buffer and not use this one.</text:p>
      <text:p text:style-name="P6"/>
      <text:p text:style-name="P1"><text:soft-page-break/>2. treeBuff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7:04:55.958885649</meta:creation-date>
    <dc:date>2017-04-14T03:45:11.467024915</dc:date>
    <meta:editing-duration>PT7H28M22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4" meta:paragraph-count="99" meta:word-count="669" meta:character-count="5269" meta:non-whitespace-character-count="3873"/>
  </office:meta>
</office:document-meta>
</file>